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Abstract:</text:h>
      <text:p text:style-name="Standard"/>
      <text:p text:style-name="Standard">Foodsharing is a registered society in Germany, Austria and Switzerland. Their prime effort is to save edible foods from being thrown away. A major strategy for this endeavour is to seek cooperations with stores, shops and businesses. All edibles, that would, by default, be thrown away, get picked up at arranged times by volunteers instead, who will try to further distribute them in their societies.</text:p>
      <text:p text:style-name="Standard">In order to organize these pickups, a platform is necessary. The foodsharing website provides a messaging-system similar to that of facebook\textregistered, as well as a list of pickups that the user has committed himself/herself to. Unfortunately, the current version of the website does not notify the user of anything. To ensure an up-to-dateness, the user is required to manually check the account on a regular basis.</text:p>
      <text:p text:style-name="Standard">This is the motivation for the Foodsharing Utilities Firefox Addon. It seeks to tackle this lack of user-website-dialogue by adding functionality to the website. It accomplishes this by automatically logging in to the account (if login-data are provided in the browser), observing incoming messages and the remaining time to upcoming pickups. Sounds are played and notifications displayed when needed, too. Additionally, a panel is provided, displaying all pickups and unread messages, to further increase oversight. A list of options allow the user to set preferences like the interval at which certain things are checked, toggle the auto-login, or choose a different sound for notifications. This is mostly accomplished using the Firefox SDK, as well as some elements from WebExtensions.</text:p>
      <text:p text:style-name="Standard">This documentation will lead the reader through the development process, limitations to the Firefox SDK, the browser</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48S</meta:editing-duration>
    <meta:editing-cycles>3</meta:editing-cycles>
    <meta:generator>OpenOffice/4.0.1$Win32 OpenOffice.org_project/401m5$Build-9714</meta:generator>
    <dc:date>2017-01-15T00:54:35.19</dc:date>
    <meta:document-statistic meta:table-count="0" meta:image-count="0" meta:object-count="0" meta:page-count="1" meta:paragraph-count="5" meta:word-count="268" meta:character-count="1737"/>
    <meta:user-defined meta:name="Info 1"/>
    <meta:user-defined meta:name="Info 2"/>
    <meta:user-defined meta:name="Info 3"/>
    <meta:user-defined meta:name="Info 4"/>
  </office:meta>
</office:document-meta>
</file>